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6.694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il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3" office:value-type="float" office:value="0.999994200427223">
            <text:p>1.00E+000</text:p>
          </table:table-cell>
          <table:table-cell table:style-name="ce3" office:value-type="float" office:value="-0.0000000000398119706872993">
            <text:p>-3.98E-011</text:p>
          </table:table-cell>
          <table:table-cell table:style-name="ce3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3" office:value-type="float" office:value="0.949263220519037">
            <text:p>9.49E-001</text:p>
          </table:table-cell>
          <table:table-cell table:style-name="ce3" office:value-type="float" office:value="0.00000176995022731456">
            <text:p>1.77E-006</text:p>
          </table:table-cell>
          <table:table-cell table:style-name="ce3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3" office:value-type="float" office:value="1.07111959340912">
            <text:p>1.07E+000</text:p>
          </table:table-cell>
          <table:table-cell table:style-name="ce3" office:value-type="float" office:value="-0.00000197715820550677">
            <text:p>-1.98E-006</text:p>
          </table:table-cell>
          <table:table-cell table:style-name="ce3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3" office:value-type="float" office:value="0.968676261711333">
            <text:p>9.69E-001</text:p>
          </table:table-cell>
          <table:table-cell table:style-name="ce3" office:value-type="float" office:value="0.00000102763898062298">
            <text:p>1.03E-006</text:p>
          </table:table-cell>
          <table:table-cell table:style-name="ce3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3" office:value-type="float" office:value="1.03280660796747">
            <text:p>1.03E+000</text:p>
          </table:table-cell>
          <table:table-cell table:style-name="ce3" office:value-type="float" office:value="-0.000000726487200870256">
            <text:p>-7.26E-007</text:p>
          </table:table-cell>
          <table:table-cell table:style-name="ce3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3" office:value-type="float" office:value="1.02558457446979">
            <text:p>1.03E+000</text:p>
          </table:table-cell>
          <table:table-cell table:style-name="ce3" office:value-type="float" office:value="-0.00000110990937858273">
            <text:p>-1.11E-006</text:p>
          </table:table-cell>
          <table:table-cell table:style-name="ce3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3" office:value-type="float" office:value="1.02680724715014">
            <text:p>1.03E+000</text:p>
          </table:table-cell>
          <table:table-cell table:style-name="ce3" office:value-type="float" office:value="-0.00000131833997562176">
            <text:p>-1.32E-006</text:p>
          </table:table-cell>
          <table:table-cell table:style-name="ce3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3" office:value-type="float" office:value="0.953602099060043">
            <text:p>9.54E-001</text:p>
          </table:table-cell>
          <table:table-cell table:style-name="ce3" office:value-type="float" office:value="0.00000154819626763416">
            <text:p>1.55E-006</text:p>
          </table:table-cell>
          <table:table-cell table:style-name="ce3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3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3" office:value-type="float" office:value="1.02681033288299">
            <text:p>1.03E+000</text:p>
          </table:table-cell>
          <table:table-cell table:style-name="ce3" office:value-type="float" office:value="-0.000000984735054410916">
            <text:p>-9.85E-007</text:p>
          </table:table-cell>
          <table:table-cell table:style-name="ce3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3" office:value-type="float" office:value="1.10676827212536">
            <text:p>1.11E+000</text:p>
          </table:table-cell>
          <table:table-cell table:style-name="ce3" office:value-type="float" office:value="-0.00000663710866894029">
            <text:p>-6.64E-006</text:p>
          </table:table-cell>
          <table:table-cell table:style-name="ce3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faces of 027 normal image</text:p>
          </table:table-cell>
          <table:table-cell table:style-name="ce3" office:value-type="float" office:value="7487.5564328503">
            <text:p>7.49E+003</text:p>
          </table:table-cell>
          <table:table-cell table:style-name="ce3" office:value-type="float" office:value="1.00182127952105">
            <text:p>1.00E+000</text:p>
          </table:table-cell>
          <table:table-cell table:style-name="ce3" office:value-type="float" office:value="-0.00000000743308894664301">
            <text:p>-7.43E-009</text:p>
          </table:table-cell>
          <table:table-cell table:style-name="ce3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faces of 027 barrel image</text:p>
          </table:table-cell>
          <table:table-cell table:style-name="ce3" office:value-type="float" office:value="6430.91081439347">
            <text:p>6.43E+003</text:p>
          </table:table-cell>
          <table:table-cell table:style-name="ce3" office:value-type="float" office:value="0.957962632608942">
            <text:p>9.58E-001</text:p>
          </table:table-cell>
          <table:table-cell table:style-name="ce3" office:value-type="float" office:value="0.000000103747970333663">
            <text:p>1.04E-007</text:p>
          </table:table-cell>
          <table:table-cell table:style-name="ce3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faces of 027 pincushion image</text:p>
          </table:table-cell>
          <table:table-cell table:style-name="ce3" office:value-type="float" office:value="182570.772283741">
            <text:p>1.83E+005</text:p>
          </table:table-cell>
          <table:table-cell table:style-name="ce3" office:value-type="float" office:value="1.05480404858233">
            <text:p>1.05E+000</text:p>
          </table:table-cell>
          <table:table-cell table:style-name="ce3" office:value-type="float" office:value="-0.000000088156730731066">
            <text:p>-8.82E-008</text:p>
          </table:table-cell>
          <table:table-cell table:style-name="ce3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Delta</text:p>
          </table:table-cell>
          <table:table-cell table:style-name="ce2" office:value-type="string">
            <text:p>threshold-test-2</text:p>
          </table:table-cell>
          <table:table-cell table:style-name="ce2" office:value-type="string">
            <text:p>Threshold-test-5</text:p>
          </table:table-cell>
          <table:table-cell table:style-name="ce2" office:value-type="string">
            <text:p>Threshold-test-7</text:p>
          </table:table-cell>
          <table:table-cell table:style-name="ce2" office:value-type="string">
            <text:p>Threshold-test-1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421">
            <text:p>421</text:p>
          </table:table-cell>
          <table:table-cell office:value-type="float" office:value="1060">
            <text:p>106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311">
            <text:p>311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 table:number-rows-repeated="654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2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3T12:05:53.79</dc:date>
    <dc:creator>Ben Meadows</dc:creator>
    <meta:editing-duration>PT18H29M23S</meta:editing-duration>
    <meta:editing-cycles>19</meta:editing-cycles>
    <meta:generator>OpenOffice.org/3.2$Win32 OpenOffice.org_project/320m18$Build-9502</meta:generator>
    <meta:document-statistic meta:table-count="3" meta:cell-count="214" meta:object-count="0"/>
    <meta:user-defined meta:name="qrichtext">1</meta:user-defined>
  </office:meta>
</office:document-meta>
</file>